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A0000000AF53FA6799B05B974.gif" manifest:media-type="image/gif"/>
  <manifest:file-entry manifest:full-path="Pictures/100002000000000A0000000A0F0DD96048D66661.gif" manifest:media-type="image/gif"/>
  <manifest:file-entry manifest:full-path="Pictures/100002000000000A0000000AEC2E6D2114137625.gif" manifest:media-type="image/gif"/>
  <manifest:file-entry manifest:full-path="Pictures/100002000000000A0000000AF5ADC307DE6CE3E6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6" svg:font-family="Arial" style:font-family-generic="modern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7" svg:font-family="Arial" style:font-family-generic="system" style:font-pitch="variable"/>
    <style:font-face style:name="Arial8" svg:font-family="Arial, Arial" style:font-family-generic="system" style:font-pitch="variable"/>
    <style:font-face style:name="Courier New5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draw:auto-grow-height="true" fo:min-height="14.6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4.626cm"/>
    </style:style>
    <style:style style:name="pr6" style:family="presentation" style:parent-style-name="Default-title">
      <style:graphic-properties fo:min-height="2.204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draw:auto-grow-height="true" fo:min-height="15.13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5.25cm"/>
    </style:style>
    <style:style style:name="P1" style:family="paragraph">
      <style:paragraph-properties style:text-autospace="none"/>
    </style:style>
    <style:style style:name="P2" style:family="paragraph">
      <style:text-properties fo:color="#0000ff" style:font-name="Arial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color="#0000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top="0cm" fo:margin-bottom="0.3cm"/>
    </style:style>
    <style:style style:name="T1" style:family="text">
      <style:text-properties fo:color="#0000ff" style:text-outline="false" style:text-line-through-style="none" style:text-line-through-type="none" style:font-name="Arial1" fo:font-size="44pt" fo:language="zxx" fo:country="none" fo:font-style="normal" fo:text-shadow="none" style:text-underline-style="none" fo:font-weight="normal" style:letter-kerning="true" style:font-name-asian="NimbusSanL-Bold1" style:font-size-asian="44pt" style:language-asian="zxx" style:country-asian="none" style:font-style-asian="normal" style:font-weight-asian="normal" style:font-name-complex="NimbusSanL-Bold1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normal" style:letter-kerning="true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Arial1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3FA6799B05B974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0F0DD96048D66661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EC2E6D2114137625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Visualization - A Reality Check</presentation:footer-decl>
      <presentation:footer-decl presentation:name="ftr2">OCL Map Type</presentation:footer-decl>
      <presentation:date-time-decl presentation:name="dtd1" presentation:source="fixed">16-September-201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An OCL Map Type</text:span></text:p>
          </draw:text-box>
        </draw:frame>
        <draw:frame presentation:style-name="pr2" draw:text-style-name="P6" draw:layer="layout" svg:width="14.667cm" svg:height="14.686cm" svg:x="6.583cm" svg:y="4.946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, 1.4 RTF Chair</text:span></text:p>
            <text:p><text:span text:style-name="T6"/></text:p>
            <text:p><text:span text:style-name="T7">OCL 2019 @ MODELS 2019</text:span></text:p>
            <text:p><text:span text:style-name="T6"/></text:p>
            <text:p>16th September 2019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CL Aggregate Types</text:span></text:p>
          </draw:text-box>
        </draw:frame>
        <draw:frame presentation:style-name="pr5" draw:layer="layout" svg:width="25.834cm" svg:height="14.626cm" svg:x="1.499cm" svg:y="5.208cm" presentation:class="outline" presentation:user-transformed="true">
          <draw:text-box>
            <text:list text:style-name="L2">
              <text:list-item>
                <text:p><text:span text:style-name="T8">Collections (Bag, OrderedSet, Sequence, Set)</text:span></text:p>
              </text:list-item>
              <text:list-item>
                <text:p><text:span text:style-name="T8">Tuples</text:span></text:p>
              </text:list-item>
              <text:list-item>
                <text:p>Nested Collections</text:p>
              </text:list-item>
              <text:list-item>
                <text:p xml:id="id1" text:id="id1">Type Constructors (shadow types)</text:p>
              </text:list-item>
              <text:list-item>
                <text:p>?? Map ??</text:p>
                <text:list>
                  <text:list-item>
                    <text:p>use Set(Tuple(key, value))</text:p>
                  </text:list-item>
                  <text:list-item>
                    <text:p>No</text:p>
                    <text:list>
                      <text:list-item>
                        <text:p><text:span text:style-name="T9">Set</text:span>(Tuple(key, value)) has unique key+value pairs</text:p>
                      </text:list-item>
                      <text:list-item>
                        <text:p>Map(key, value) has unique keys with associated 'co-value'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2.204cm" svg:x="1.4cm" svg:y="0.837cm" presentation:class="title" presentation:user-transformed="true">
          <draw:text-box>
            <text:p>Map philosophy</text:p>
          </draw:text-box>
        </draw:frame>
        <draw:frame presentation:style-name="pr7" draw:layer="layout" svg:width="25.199cm" svg:height="16.917cm" svg:x="1.426cm" svg:y="3.583cm" presentation:class="outline" presentation:user-transformed="true">
          <draw:text-box>
            <text:list text:style-name="L2">
              <text:list-item>
                <text:p>Java Map very familiar - mutable</text:p>
                <text:list>
                  <text:list-item>
                    <text:p>put(k, v) modifies the map</text:p>
                  </text:list-item>
                  <text:list-item>
                    <text:p>get(k) / contains(k) interrogates the map</text:p>
                    <text:list>
                      <text:list-item>
                        <text:p>get() returning null is ambiguous: null-value-hit/key-miss</text:p>
                      </text:list-item>
                    </text:list>
                  </text:list-item>
                </text:list>
              </text:list-item>
              <text:list-item>
                <text:p>OCL Map - immutable</text:p>
                <text:list>
                  <text:list-item>
                    <text:p>'mutation' =&gt; new Map with changed contents</text:p>
                    <text:list>
                      <text:list-item>
                        <text:p>includes(k) rather than put(k)</text:p>
                      </text:list-item>
                      <text:list-item>
                        <text:p>at(k) rather than get(k)</text:p>
                        <text:list>
                          <text:list-item>
                            <text:p>returns invalid for a miss</text:p>
                          </text:list-item>
                          <text:list-item>
                            <text:p>returns null for a null value</text:p>
                          </text:list-item>
                          <text:list-item>
                            <text:p>semantically identical to OrderedCollection.at(Integer)</text:p>
                          </text:list-item>
                        </text:list>
                      </text:list-item>
                      <text:list-item>
                        <text:p>including(k) rather than contains(k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in Eclipse OCL (2015-06)</text:p>
          </draw:text-box>
        </draw:frame>
        <draw:frame presentation:style-name="pr9" draw:layer="layout" svg:width="26.058cm" svg:height="15.13cm" svg:x="1.4cm" svg:y="4.914cm" presentation:class="outline" presentation:user-transformed="true">
          <draw:text-box>
            <text:list text:style-name="L2">
              <text:list-item>
                <text:p>Map(K,V) declaration or multi- Map(K, Bag(V))</text:p>
              </text:list-item>
              <text:list-item>
                <text:p>Map{k1&lt;-v1, k2&lt;-v2} literal construction</text:p>
              </text:list-item>
              <text:list-item>
                <text:p text:style-name="P10">Operations</text:p>
                <text:list>
                  <text:list-item>
                    <text:p text:style-name="P11"><text:span text:style-name="T10">isEmpty(), notEmpty(), size(), =, &lt;&gt;</text:span></text:p>
                  </text:list-item>
                  <text:list-item>
                    <text:p text:style-name="P11"><text:span text:style-name="T9">at(k), keys(), values()</text:span></text:p>
                  </text:list-item>
                  <text:list-item>
                    <text:p text:style-name="P11"><text:span text:style-name="T9">excludes(k), excludes(k,v),excludesAll(ks), excludesMap(m), excludesValue(v)</text:span></text:p>
                  </text:list-item>
                  <text:list-item>
                    <text:p text:style-name="P11"><text:span text:style-name="T9">includes(k), includes(k,v), includesAll(ks), includesMap(m), includesValue(v)</text:span></text:p>
                  </text:list-item>
                  <text:list-item>
                    <text:p text:style-name="P11"><text:span text:style-name="T9">excluding(k), excluding(k,v), excludingAll(k), excludingMap(m)</text:span></text:p>
                  </text:list-item>
                  <text:list-item>
                    <text:p text:style-name="P11"><text:span text:style-name="T9">including(k), includingMap(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Map implementation Phase 1</text:p>
          </draw:text-box>
        </draw:frame>
        <draw:frame presentation:style-name="pr11" draw:layer="layout" svg:width="25.199cm" svg:height="5.25cm" svg:x="1.4cm" svg:y="4.333cm" presentation:class="outline" presentation:user-transformed="true">
          <draw:text-box>
            <text:list text:style-name="L2">
              <text:list-item>
                <text:p><text:span text:style-name="T11">Supports simple Map construction and use</text:span></text:p>
              </text:list-item>
              <text:list-item>
                <text:p><text:span text:style-name="T11">Any non-trivial Map construction is &gt;= quadratic</text:span></text:p>
                <text:list>
                  <text:list-item>
                    <text:p><text:span text:style-name="T11">new Map is constructed for each addition</text:span></text:p>
                  </text:list-item>
                </text:list>
              </text:list-item>
            </text:list>
          </draw:text-box>
        </draw:frame>
        <draw:frame presentation:style-name="pr10" draw:layer="layout" svg:width="25.199cm" svg:height="3.506cm" svg:x="1.5cm" svg:y="9.541cm" presentation:class="title" presentation:user-transformed="true">
          <draw:text-box>
            <text:p>Map implementation Phase 2</text:p>
          </draw:text-box>
        </draw:frame>
        <draw:frame presentation:style-name="pr11" draw:layer="layout" svg:width="25.199cm" svg:height="5.25cm" svg:x="1.426cm" svg:y="13cm" presentation:class="outline" presentation:user-transformed="true">
          <draw:text-box>
            <text:list text:style-name="L2">
              <text:list-item>
                <text:p><text:span text:style-name="T11">Support iterated Map construction</text:span></text:p>
                <text:list>
                  <text:list-item>
                    <text:p><text:span text:style-name="T11">potentially linear cost</text:span></text:p>
                  </text:list-item>
                </text:list>
              </text:list-item>
              <text:list-item>
                <text:p><text:span text:style-name="T11">Support Map iterators over key and co-val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in Eclipse OCL (2019-03)</text:p>
          </draw:text-box>
        </draw:frame>
        <draw:frame presentation:style-name="pr9" draw:layer="layout" svg:width="26.058cm" svg:height="15.251cm" svg:x="1.4cm" svg:y="4.291cm" presentation:class="outline" presentation:user-transformed="true">
          <draw:text-box>
            <text:list text:style-name="L2">
              <text:list-item>
                <text:p text:style-name="P10"><text:span text:style-name="T12">Collection(T)</text:span></text:p>
                <text:list>
                  <text:list-item>
                    <text:p><text:span text:style-name="T9">collectBy(k | f(k)) <text:s/>=&gt; <text:s/>Map(k&lt;-f(k))</text:span></text:p>
                  </text:list-item>
                  <text:list-item>
                    <text:p><text:span text:style-name="T10">inverseCollectBy(k | f(k)) <text:s/>=&gt; <text:s/>Map(f(k)&lt;-k)</text:span></text:p>
                  </text:list-item>
                  <text:list-item>
                    <text:p><text:span text:style-name="T9">?? collectBy(k | kf(k) &lt;- vf(k)) <text:s/>=&gt; <text:s/>Map(kf(k)&lt;-vf(k)) ??</text:span></text:p>
                  </text:list-item>
                </text:list>
              </text:list-item>
              <text:list-item>
                <text:p>Map(K,V) like-a Set(K) with co-values of type V</text:p>
                <text:list>
                  <text:list-item>
                    <text:p><text:span text:style-name="T10">any(), collect(), collectNested(), exists(), forAll(), isUnique(), iterate(), one(), reject(), select()</text:span></text:p>
                  </text:list-item>
                  <text:list-item>
                    <text:p><text:span text:style-name="T10">collectBy(k | f(k)) <text:s/>=&gt; <text:s/>Map(k&lt;-f(k))</text:span></text:p>
                  </text:list-item>
                </text:list>
              </text:list-item>
              <text:list-item>
                <text:p><text:span text:style-name="T8">co-iterators: iterator-name &lt;- co-iterator-name</text:span></text:p>
                <text:list>
                  <text:list-item>
                    <text:p><text:span text:style-name="T9">aMap-&gt;collect(k1&lt;-v1 | f(k1,v1))</text:span></text:p>
                  </text:list-item>
                  <text:list-item>
                    <text:p><text:span text:style-name="T9">aMap-&gt;forAll(k1&lt;-v1, k2</text:span><text:span text:style-name="T10">&lt;-v2 | f(k1,v1,k2,v2)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6" svg:font-family="Arial" style:font-family-generic="modern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7" svg:font-family="Arial" style:font-family-generic="system" style:font-pitch="variable"/>
    <style:font-face style:name="Arial8" svg:font-family="Arial, Arial" style:font-family-generic="system" style:font-pitch="variable"/>
    <style:font-face style:name="Courier New5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P.11.102553" style:family="graphic">
      <style:paragraph-properties style:text-autospace="none"/>
    </style:style>
    <style:style style:name="SP.11.102459" style:family="graphic">
      <style:paragraph-properties style:text-autospace="none"/>
    </style:style>
    <style:style style:name="SP.11.102551" style:family="graphic">
      <style:paragraph-properties style:text-autospace="none"/>
    </style:style>
    <style:style style:name="SC.11.65700" style:family="graphic">
      <style:paragraph-properties style:line-height-at-least="0.746cm" style:text-autospace="none"/>
      <style:text-properties fo:color="#000000" style:font-name="Arial5" fo:font-family="Arial, Arial" style:font-family-generic="swiss" fo:font-size="12pt" fo:font-weight="bold" style:font-name-asian="Arial5" style:font-family-asian="Arial, Arial" style:font-family-generic-asian="swiss" style:font-size-asian="12pt" style:font-weight-asian="bold" style:font-name-complex="Arial5" style:font-family-complex="Arial, Arial" style:font-family-generic-complex="swiss" style:font-size-complex="12pt" style:font-weight-complex="bold"/>
    </style:style>
    <style:style style:name="Default-background" style:family="presentation">
      <style:graphic-properties draw:stroke="none" draw:fill="none" draw:gradient-step-count="64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F53FA6799B05B974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0F0DD96048D66661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EC2E6D2114137625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F5ADC307DE6CE3E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6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66699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5" draw:layer="backgroundobjects" svg:width="28cm" svg:height="0.917cm" svg:x="0cm" svg:y="20.084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4.69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376cm" svg:height="0.72cm" svg:x="5.135cm" svg:y="20.2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1.17cm" svg:height="0.72cm" svg:x="26.65cm" svg:y="20.28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8" draw:layer="backgroundobjects" svg:width="7.15cm" svg:height="0.806cm" svg:x="15.275cm" svg:y="20.15cm">
        <draw:text-box>
          <text:p><text:span text:style-name="MT3">Made available under EPL 2.0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7DT18H11M39S</meta:editing-duration>
    <meta:editing-cycles>208</meta:editing-cycles>
    <meta:generator>LibreOffice/6.2.5.2$Windows_X86_64 LibreOffice_project/1ec314fa52f458adc18c4f025c545a4e8b22c159</meta:generator>
    <dc:date>2019-09-07T15:26:23.924000000</dc:date>
    <meta:document-statistic meta:object-count="49"/>
  </office:meta>
</office:document-meta>
</file>